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48261b" officeooo:paragraph-rsid="0048261b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49e017" officeooo:paragraph-rsid="0049e017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4cec82" officeooo:paragraph-rsid="004cec82" style:font-style-asian="normal" style:font-style-complex="normal"/>
    </style:style>
    <style:style style:name="P4" style:family="paragraph" style:parent-style-name="Text_20_body">
      <style:text-properties style:font-name="Liberation Serif" fo:font-size="12pt" fo:font-style="normal" officeooo:rsid="001a79c4" officeooo:paragraph-rsid="002f7e91" style:font-size-asian="12pt" style:font-style-asian="normal" style:font-size-complex="12pt" style:font-style-complex="normal"/>
    </style:style>
    <style:style style:name="P5" style:family="paragraph" style:parent-style-name="Text_20_body">
      <style:text-properties fo:font-style="normal" officeooo:rsid="00451bb0" officeooo:paragraph-rsid="00451bb0" style:font-style-asian="normal" style:font-style-complex="normal"/>
    </style:style>
    <style:style style:name="P6" style:family="paragraph" style:parent-style-name="Text_20_body">
      <style:text-properties fo:font-style="normal" officeooo:rsid="0046b591" officeooo:paragraph-rsid="0046b591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8261b" officeooo:paragraph-rsid="0048261b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9e017" officeooo:paragraph-rsid="0049e017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41348" officeooo:paragraph-rsid="0049e017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41348" officeooo:paragraph-rsid="0048261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ec82" officeooo:paragraph-rsid="004cec82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style="normal" officeooo:rsid="00441348" officeooo:paragraph-rsid="0048261b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erif" fo:font-size="12pt" fo:font-style="normal" officeooo:rsid="00441348" officeooo:paragraph-rsid="00451bb0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font-style="normal" officeooo:rsid="00451bb0" officeooo:paragraph-rsid="00451bb0" style:font-size-asian="12pt" style:font-style-asian="normal" style:font-size-complex="12pt" style:font-style-complex="normal"/>
    </style:style>
    <style:style style:name="P15" style:family="paragraph" style:parent-style-name="Text_20_body">
      <style:text-properties style:font-name="Liberation Serif" fo:font-size="12pt" fo:font-style="normal" officeooo:rsid="0046b591" officeooo:paragraph-rsid="0046b591" style:font-size-asian="12pt" style:font-style-asian="normal" style:font-size-complex="12pt" style:font-style-complex="normal"/>
    </style:style>
    <style:style style:name="P16" style:family="paragraph" style:parent-style-name="Text_20_body">
      <style:text-properties style:font-name="Liberation Serif" fo:font-size="12pt" fo:language="en" fo:country="US" fo:font-style="normal" officeooo:rsid="004d8008" officeooo:paragraph-rsid="004d8008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441348" style:font-size-asian="12pt" style:font-size-complex="12pt"/>
    </style:style>
    <style:style style:name="T3" style:family="text">
      <style:text-properties style:font-name="Liberation Serif" fo:font-size="12pt" officeooo:rsid="0048261b" style:font-size-asian="12pt" style:font-size-complex="12pt"/>
    </style:style>
    <style:style style:name="T4" style:family="text">
      <style:text-properties style:font-name="Liberation Serif" fo:font-size="12pt" officeooo:rsid="0049e017" style:font-size-asian="12pt" style:font-size-complex="12pt"/>
    </style:style>
    <style:style style:name="T5" style:family="text">
      <style:text-properties style:font-name="Liberation Serif" fo:font-size="12pt" fo:language="en" fo:country="US" style:font-size-asian="12pt" style:font-size-complex="12pt"/>
    </style:style>
    <style:style style:name="T6" style:family="text">
      <style:text-properties style:font-name="Liberation Serif" fo:font-size="12pt" fo:language="en" fo:country="US" officeooo:rsid="00441348" style:font-size-asian="12pt" style:font-size-complex="12pt"/>
    </style:style>
    <style:style style:name="T7" style:family="text">
      <style:text-properties style:font-name="Liberation Serif" fo:font-size="12pt" fo:language="en" fo:country="US" officeooo:rsid="0048261b" style:font-size-asian="12pt" style:font-size-complex="12pt"/>
    </style:style>
    <style:style style:name="T8" style:family="text">
      <style:text-properties officeooo:rsid="004d85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roduction</text:p>
      <text:p text:style-name="P4"/>
      <text:p text:style-name="P16">\chapter{Introduction}</text:p>
      <text:p text:style-name="P16">\label{sec:introduction}</text:p>
      <text:p text:style-name="P16"/>
      <text:p text:style-name="P16">Rotary wing micro aerial vehicles (MAVs) have been well studied in academia</text:p>
      <text:p text:style-name="P16">and found a lot of applications in the world such as search operations</text:p>
      <text:p text:style-name="P16">\citep{silvagni_multipurpose_2017}, photography \citep{noauthor_dji_nodate} or</text:p>
      <text:p text:style-name="P16">even toys \citep{noauthor_aura_nodate}. They encountered such a broad success because</text:p>
      <text:p text:style-name="P16">of their agility and mechanical simplicity. Nevertheless, traditional multi-rotor</text:p>
      <text:p text:style-name="P16">vehicles are under-actuated, which means that they cannot control their torque</text:p>
      <text:p text:style-name="P16">and force independently \citep{brescianini_design_2016}. They are thus unable to</text:p>
      <text:p text:style-name="P16">change their position without changing their orientation. \\</text:p>
      <text:p text:style-name="P16">Recently the focus has been on designing MAVs able to perform more complex</text:p>
      <text:p text:style-name="P16">tasks such as camera motion for the film industry \citep{kamel_voliro:_2018} or</text:p>
      <text:p text:style-name="P16">bridge inspection where huge resources (i.e. cranes and large man-power)</text:p>
      <text:p text:style-name="P16">are needed. The ultimate goal would be for a drone to be able to interact with</text:p>
      <text:p text:style-name="P16">its surrounding and apply forces to it, in order to perform maintenance where</text:p>
      <text:p text:style-name="P16">human can not access, or to do construction work in harsh environments. \\</text:p>
      <text:p text:style-name="P16">To perform these tasks, an MAV has to be able to hover in any orientation, and for a</text:p>
      <text:p text:style-name="P16">proper disturbance rejection while manipulating, the drone must have the potential</text:p>
      <text:p text:style-name="P16">to accelerate instantaneously in any direction. Hence, the MAV has to be able to</text:p>
      <text:p text:style-name="P16">decouple its orientation and position control. A drone that has a decoupled</text:p>
      <text:p text:style-name="P16">force and torque control is referred to as an omni-directional MAV. \\</text:p>
      <text:p text:style-name="P16">The problem of overcoming the under-actuation and achieving omni-directionality</text:p>
      <text:p text:style-name="P16">is not straightforward. To address this problem, several MAV’s designs have been</text:p>
      <text:p text:style-name="P16">presented over the past years. For instance, in \citep{kamel_voliro:_2018}, Voliro</text:p>
      <text:p text:style-name="P16">(name of the vehicle) is based on a traditional hexa-copter (see \Cref{fig:voliro}).</text:p>
      <text:p text:style-name="P16">The omni-directionality issue is addressed by adding motors to rotate the</text:p>
      <text:p text:style-name="P16">thrusters around their arm axis, thus allowing a control not only of the thrust</text:p>
      <text:p text:style-name="P16"><text:soft-page-break/>produced by each propeller, but also on the orientation of this thrust. This</text:p>
      <text:p text:style-name="P16">tilting rotor system allows for decoupling the control of position and orientation.</text:p>
      <text:p text:style-name="P16">By using a control scheme based on an allocation technique, the system provides</text:p>
      <text:p text:style-name="P16">very good maneuverability.</text:p>
      <text:p text:style-name="P16"/>
      <text:p text:style-name="P16">\begin{figure}[h]</text:p>
      <text:p text:style-name="P16">\centering</text:p>
      <text:p text:style-name="P16">\includegraphics[width=0.4\textwidth]{images/voliro.png}</text:p>
      <text:p text:style-name="P16">\caption{Voliro \citep{kamel_voliro:_2018}.}</text:p>
      <text:p text:style-name="P16">\label{fig:voliro}</text:p>
      <text:p text:style-name="P16">\end{figure}</text:p>
      <text:p text:style-name="P16"/>
      <text:p text:style-name="P16">In \citep{brescianini_design_2016}, the Omnicopter (name of the vehicle) is described.</text:p>
      <text:p text:style-name="P16">It is a drone with eight fixed rotors and the drone shape is the result of a mathematical</text:p>
      <text:p text:style-name="P16">optimization (see \Cref{fig:omnicopter}) which maximizes the vehicle’s agility with</text:p>
      <text:p text:style-name="P16">the constraint that its dynamical properties would be as independent as possible</text:p>
      <text:p text:style-name="P16">on the vehicle orientation.</text:p>
      <text:p text:style-name="P16"/>
      <text:p text:style-name="P16">\begin{figure}[h]</text:p>
      <text:p text:style-name="P16">\centering</text:p>
      <text:p text:style-name="P16">\includegraphics[width=0.4\textwidth]{images/idsc.jpg}</text:p>
      <text:p text:style-name="P16">\caption{Ominicopter \citep{brescianini_design_2016}.}</text:p>
      <text:p text:style-name="P16">\label{fig:omnicopter}</text:p>
      <text:p text:style-name="P16">\end{figure}</text:p>
      <text:p text:style-name="P16"/>
      <text:p text:style-name="P16">In \citep{nikou_mechanical_2015}, the MAV is a fixed propeller multi-rotor.</text:p>
      <text:p text:style-name="P16">The design is also the result of an optimization, which tends to minimize the</text:p>
      <text:p text:style-name="P16">body volume, maximize the controllability of the system, avoid eventual</text:p>
      <text:p text:style-name="P16">aerodynamic interactions and maximizes the efficiency in performing</text:p>
      <text:p text:style-name="P16">manipulation tasks. \\</text:p>
      <text:p text:style-name="P16">The idea presented in \citep{rajappa_modeling_2015} is a mix between</text:p>
      <text:p text:style-name="P16"><text:soft-page-break/>Voliro and the Omnicopter because the design is a modified hexarotor (see \Cref{fig:hexacopter}),</text:p>
      <text:p text:style-name="P16">which achieves full control over the vehicle’s position and orientation using</text:p>
      <text:p text:style-name="P16">manually tiltable propellers. The paper also provides a methodology to</text:p>
      <text:p text:style-name="P16">optimize the fixed tilting angles depending on the desired trajectory.</text:p>
      <text:p text:style-name="P16"/>
      <text:p text:style-name="P16">\begin{figure}[h]</text:p>
      <text:p text:style-name="P16"><text:s text:c="2"/>\centering</text:p>
      <text:p text:style-name="P16"><text:s text:c="2"/>\includegraphics[width=0.4\textwidth]{images/hexacopter.png}</text:p>
      <text:p text:style-name="P16"><text:s text:c="2"/>\caption{Hexacopter with manually tiltable rotors \citep{rajappa_modeling_2015}.}</text:p>
      <text:p text:style-name="P16"><text:s text:c="2"/>\label{fig:hexacopter}</text:p>
      <text:p text:style-name="P16">\end{figure}</text:p>
      <text:p text:style-name="P16"/>
      <text:p text:style-name="P16">Yet, nothing in the literature is found about the morphology optimization</text:p>
      <text:p text:style-name="P16">of MAVs with tilting rotors. Hence the need for the present research project.</text:p>
      <text:p text:style-name="P16">The aim of this thesis is thus to design a morphology optimization problem for</text:p>
      <text:p text:style-name="P16">a tilt rotor MAV that accounts for the different factors that influence the</text:p>
      <text:p text:style-name="P16">morphology such as:</text:p>
      <text:p text:style-name="P16"/>
      <text:p text:style-name="P16">\begin{itemize}</text:p>
      <text:p text:style-name="P16">\item Omni-directionality</text:p>
      <text:p text:style-name="P16">\item Flight efficiency</text:p>
      <text:p text:style-name="P16">\item Controlability</text:p>
      <text:p text:style-name="P16">\end{itemize}</text:p>
      <text:p text:style-name="P16"/>
      <text:p text:style-name="P16">To reach this goal the chosen approach is to build an optimization engine that solves</text:p>
      <text:p text:style-name="P16">the optimization problem and returns different MAV designs. The most interesting</text:p>
      <text:p text:style-name="P16">designs are then tested in simulation.\\</text:p>
      <text:p text:style-name="P16">In this report the methods used to build the optimization engine and to simulate</text:p>
      <text:p text:style-name="P16">the results are <text:span text:style-name="T8">discussed.</text:span> Afterwards, the results returned by the engine are shown</text:p>
      <text:p text:style-name="P16">and compared based on different criteria. Finally, the results gathered during</text:p>
      <text:p text:style-name="P16">the simulation phase are also discus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6T09:30:10.791906235</dc:date>
    <meta:editing-duration>PT4H50M38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645" meta:character-count="4750" meta:non-whitespace-character-count="4179"/>
  </office:meta>
</office:document-meta>
</file>